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 style:list-style-name="Numbering_20_123"/>
    <style:style style:name="P2" style:family="paragraph" style:parent-style-name="Preformatted_20_Text" style:master-page-name="">
      <loext:graphic-properties draw:fill="none"/>
      <style:paragraph-properties fo:margin-left="0.5in" fo:margin-right="0in" fo:margin-top="0in" fo:margin-bottom="0in" style:contextual-spacing="false" fo:text-indent="0in" style:auto-text-indent="false" style:page-number="auto" fo:background-color="transparent"/>
    </style:style>
    <style:style style:name="P3" style:family="paragraph" style:parent-style-name="Preformatted_20_Text">
      <loext:graphic-properties draw:fill="none"/>
      <style:paragraph-properties fo:margin-left="0.5in" fo:margin-right="0in" fo:margin-top="0in" fo:margin-bottom="0in" style:contextual-spacing="false" fo:text-indent="0in" style:auto-text-indent="false" fo:background-color="transparent"/>
    </style:style>
    <style:style style:name="P4" style:family="paragraph" style:parent-style-name="Preformatted_20_Text">
      <style:paragraph-properties fo:break-before="page"/>
    </style:style>
    <style:style style:name="T1" style:family="text">
      <style:text-properties officeooo:rsid="000844c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25-Jul-2023<text:tab/>RCW</text:p>
      <text:p text:style-name="Preformatted_20_Text">vscode variables per ChatGPT:</text:p>
      <text:p text:style-name="Preformatted_20_Text"/>
      <text:list xml:id="list3674542928" text:style-name="Numbering_20_123">
        <text:list-item>
          <text:p text:style-name="P1">${workspaceFolder}: The absolute path of the folder opened in Visual Studio Code.</text:p>
        </text:list-item>
        <text:list-item>
          <text:p text:style-name="P1">${workspaceFolderBasename}: The name of the workspace folder opened in Visual Studio Code (the last segment of the workspace folder path).</text:p>
        </text:list-item>
        <text:list-item>
          <text:p text:style-name="P1">${file}: The current opened file.</text:p>
        </text:list-item>
        <text:list-item>
          <text:p text:style-name="P1">${fileWorkspaceFolder}: The absolute path of the folder containing the currently opened file.</text:p>
        </text:list-item>
        <text:list-item>
          <text:p text:style-name="P1">${fileBasename}: The base name of the currently opened file (i.e., without the directory path).</text:p>
        </text:list-item>
        <text:list-item>
          <text:p text:style-name="P1">${fileBasenameNoExtension}: The base name of the currently opened file without the file extension.</text:p>
        </text:list-item>
        <text:list-item>
          <text:p text:style-name="P1">${fileDirname}: The directory path of the currently opened file.</text:p>
        </text:list-item>
        <text:list-item>
          <text:p text:style-name="P1">${fileExtname}: The extension of the currently opened file (including the dot ".").</text:p>
        </text:list-item>
        <text:list-item>
          <text:p text:style-name="P1">${cwd}: The current working directory (i.e., the directory from which Code was started).</text:p>
        </text:list-item>
        <text:list-item>
          <text:p text:style-name="P1">${env:VARIABLE_NAME}: Access environment variables, where VARIABLE_NAME is the name of the environment variable</text:p>
        </text:list-item>
      </text:list>
      <text:p text:style-name="Preformatted_20_Text"/>
      <text:p text:style-name="Preformatted_20_Text">Task properties:</text:p>
      <text:p text:style-name="Preformatted_20_Text"/>
      <text:p text:style-name="Preformatted_20_Text">label: (required): The display name of the task. It is used to identify the task in the Visual Studio Code user interface.</text:p>
      <text:p text:style-name="Preformatted_20_Text"/>
      <text:p text:style-name="Preformatted_20_Text"><text:span text:style-name="T1">t</text:span>ype: (required): The task type. It specifies the task's execution provider. Common types include:</text:p>
      <text:p text:style-name="Preformatted_20_Text"/>
      <text:p text:style-name="P2">"shell": Execute a shell command.</text:p>
      <text:p text:style-name="P3">"process": Run an external executable as the task.</text:p>
      <text:p text:style-name="P3">"npm": Execute an npm script.</text:p>
      <text:p text:style-name="P3">"grunt": Execute a Grunt task.</text:p>
      <text:p text:style-name="P3">"gulp": Execute a Gulp task.</text:p>
      <text:p text:style-name="P3">"msbuild": Run MSBuild tasks (C# projects).</text:p>
      <text:p text:style-name="P3"/>
      <text:p text:style-name="Preformatted_20_Text"><text:span text:style-name="T1">c</text:span>ommand: (required): The command to execute for the task. This can be a shell command, an executable name, or a script.</text:p>
      <text:p text:style-name="Preformatted_20_Text"/>
      <text:p text:style-name="Preformatted_20_Text">args: An array of arguments to pass to the command or script specified by the command property.</text:p>
      <text:p text:style-name="Preformatted_20_Text"/>
      <text:p text:style-name="Preformatted_20_Text">options: Additional options for task execution, like setting the current working directory or environment variables.</text:p>
      <text:p text:style-name="Preformatted_20_Text"/>
      <text:p text:style-name="Preformatted_20_Text">group: An optional grouping object that can have the following properties:</text:p>
      <text:p text:style-name="Preformatted_20_Text"/>
      <text:p text:style-name="Preformatted_20_Text">kind: The kind of group (e.g., "build", "test").</text:p>
      <text:p text:style-name="Preformatted_20_Text">isDefault: Specifies whether the task is the default task for the group.</text:p>
      <text:p text:style-name="Preformatted_20_Text">presentation: Defines the task presentation in the user interface. It can have properties like:</text:p>
      <text:p text:style-name="Preformatted_20_Text"/>
      <text:p text:style-name="Preformatted_20_Text">reveal: Controls how the output is shown (e.g., "always", "silent", "never").</text:p>
      <text:p text:style-name="Preformatted_20_Text"/>
      <text:p text:style-name="Preformatted_20_Text">echo: Controls how the command is displayed in the output channel (e.g., "always", "silent", "never").</text:p>
      <text:p text:style-name="Preformatted_20_Text"/>
      <text:p text:style-name="P4"/>
      <text:p text:style-name="Preformatted_20_Text">problemMatcher: Specifies the problem matcher to use to capture errors or warnings from the task output. This helps to navigate between errors in the source code and the task's output.</text:p>
      <text:p text:style-name="Preformatted_20_Text"/>
      <text:p text:style-name="Preformatted_20_Text">dependsOn: An optional array of task labels on which this task depends. This allows defining task dependencies and ensures that dependent tasks are executed before the current task.</text:p>
      <text:p text:style-name="Preformatted_20_Text"/>
      <text:p text:style-name="Preformatted_20_Text">isBackground: Specifies whether the task runs in the background. If true, the task runs as a background task, and its output is not shown in the terminal.</text:p>
      <text:p text:style-name="Preformatted_20_Text"/>
      <text:p text:style-name="Preformatted_20_Text">runOptions: Provides options that control how the task is run, such as running the task in the terminal or running it silently.</text:p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25T15:40:54.034694358</dc:date>
    <meta:editing-duration>PT5M25S</meta:editing-duration>
    <meta:editing-cycles>1</meta:editing-cycles>
    <meta:document-statistic meta:table-count="0" meta:image-count="0" meta:object-count="0" meta:page-count="2" meta:paragraph-count="34" meta:word-count="442" meta:character-count="2842" meta:non-whitespace-character-count="2444"/>
    <meta:generator>LibreOffice/7.3.7.2$Linux_X86_64 LibreOffice_project/30$Build-2</meta:generator>
  </office:meta>
</office:document-meta>
</file>